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c5f" officeooo:paragraph-rsid="001edc5f"/>
    </style:style>
    <style:style style:name="P2" style:family="paragraph" style:parent-style-name="Standard">
      <style:text-properties officeooo:rsid="0020a842" officeooo:paragraph-rsid="0020a842"/>
    </style:style>
    <style:style style:name="P3" style:family="paragraph" style:parent-style-name="Standard">
      <style:text-properties officeooo:rsid="0022f69f" officeooo:paragraph-rsid="0022f69f"/>
    </style:style>
    <style:style style:name="P4" style:family="paragraph" style:parent-style-name="Standard">
      <style:text-properties officeooo:rsid="0023243f" officeooo:paragraph-rsid="0023243f"/>
    </style:style>
    <style:style style:name="P5" style:family="paragraph" style:parent-style-name="Standard">
      <style:text-properties officeooo:rsid="0023c294" officeooo:paragraph-rsid="0023c294"/>
    </style:style>
    <style:style style:name="P6" style:family="paragraph" style:parent-style-name="Standard">
      <style:text-properties officeooo:rsid="0024b266" officeooo:paragraph-rsid="0024b266"/>
    </style:style>
    <style:style style:name="P7" style:family="paragraph" style:parent-style-name="Standard">
      <style:text-properties officeooo:rsid="002865c0" officeooo:paragraph-rsid="002865c0"/>
    </style:style>
    <style:style style:name="P8" style:family="paragraph" style:parent-style-name="Standard">
      <style:text-properties officeooo:rsid="002b0bf2" officeooo:paragraph-rsid="002b0bf2"/>
    </style:style>
    <style:style style:name="P9" style:family="paragraph" style:parent-style-name="Standard">
      <style:text-properties officeooo:rsid="002b2abe" officeooo:paragraph-rsid="002b2abe"/>
    </style:style>
    <style:style style:name="P10" style:family="paragraph" style:parent-style-name="Standard">
      <style:text-properties officeooo:rsid="002c3ed6" officeooo:paragraph-rsid="002c3ed6"/>
    </style:style>
    <style:style style:name="P11" style:family="paragraph" style:parent-style-name="Standard">
      <style:text-properties officeooo:rsid="002d9b50" officeooo:paragraph-rsid="002d9b50"/>
    </style:style>
    <style:style style:name="P12" style:family="paragraph" style:parent-style-name="Standard">
      <style:text-properties officeooo:rsid="002ef230" officeooo:paragraph-rsid="002ef230"/>
    </style:style>
    <style:style style:name="P13" style:family="paragraph" style:parent-style-name="Standard">
      <style:text-properties officeooo:rsid="0030efbd" officeooo:paragraph-rsid="0030efbd"/>
    </style:style>
    <style:style style:name="P14" style:family="paragraph" style:parent-style-name="Standard">
      <style:text-properties officeooo:rsid="00316b6a" officeooo:paragraph-rsid="00316b6a"/>
    </style:style>
    <style:style style:name="T1" style:family="text">
      <style:text-properties officeooo:rsid="0022a88f"/>
    </style:style>
    <style:style style:name="T2" style:family="text">
      <style:text-properties officeooo:rsid="0022f69f"/>
    </style:style>
    <style:style style:name="T3" style:family="text">
      <style:text-properties officeooo:rsid="0024b266"/>
    </style:style>
    <style:style style:name="T4" style:family="text">
      <style:text-properties officeooo:rsid="00260ca7"/>
    </style:style>
    <style:style style:name="T5" style:family="text">
      <style:text-properties officeooo:rsid="0029d2a2"/>
    </style:style>
    <style:style style:name="T6" style:family="text">
      <style:text-properties officeooo:rsid="002c3ed6"/>
    </style:style>
    <style:style style:name="T7" style:family="text">
      <style:text-properties officeooo:rsid="002ef2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</text:p>
      <text:p text:style-name="P1"/>
      <text:p text:style-name="P1">componentes de hardware </text:p>
      <text:p text:style-name="P1">estrutura básica de um computador </text:p>
      <text:p text:style-name="P2">sistemas de computação </text:p>
      <text:p text:style-name="P2"/>
      <text:p text:style-name="P2">o que é um sistema? </text:p>
      <text:p text:style-name="P2">-<text:span text:style-name="T1">conjunto de partes que </text:span><text:span text:style-name="T2">coordenadas que concorrem para a realização de um determinado objetivo</text:span></text:p>
      <text:p text:style-name="P2"/>
      <text:p text:style-name="P3">o que é um sistema de computação? </text:p>
      <text:p text:style-name="P3">-ação de hardware e software que permite a execução do mesmo</text:p>
      <text:p text:style-name="P3"/>
      <text:p text:style-name="P4">etapas de um processamento de dados: </text:p>
      <text:p text:style-name="P4">-entrada = digitação do programa e dos dados </text:p>
      <text:p text:style-name="P4">-processamento = cálculo e testes </text:p>
      <text:p text:style-name="P4">saída = impressão dos resultados </text:p>
      <text:p text:style-name="P4"/>
      <text:p text:style-name="P5">linguagem de programação </text:p>
      <text:p text:style-name="P5">-<text:span text:style-name="T3">foi criada com objetivo de ser parecida com a linguagem, humana (alto nível), para facilitar a programação, em seguida, ela pode ser interpretada ou compilada, convertida novamente para a linguagem de máquina</text:span><text:span text:style-name="T4">(binário)</text:span><text:span text:style-name="T3"> para o entendimento do computador.</text:span></text:p>
      <text:p text:style-name="P5"/>
      <text:p text:style-name="P6">Algoritmo</text:p>
      <text:p text:style-name="P6">-sequencia de passos que uso para resolver determinado programa </text:p>
      <text:p text:style-name="P6"/>
      <text:p text:style-name="P7">tipos de linguagens </text:p>
      <text:p text:style-name="P7">-baixo nível de abstração: usa mnemônicos(<text:span text:style-name="T5">sintaxe</text:span> que designam as instruções de operações), está relacionada diretamente a arquitetura do computador. Conhecida como linguagem de montagem e Assembly </text:p>
      <text:p text:style-name="P7"/>
      <text:p text:style-name="P7">-alto nível de abstração: mais afastada da linguagem de máquina, e próxima a linguagem humana. </text:p>
      <text:p text:style-name="P7">Ex: pascal, C++, Delphi, Fortran </text:p>
      <text:p text:style-name="P7"/>
      <text:p text:style-name="P7">organização de um sistema de computação </text:p>
      <text:p text:style-name="P8">organização básica de um computador </text:p>
      <text:p text:style-name="P8">3 grandes módulos (subsistemas) (processador, memória, entrada-saída)</text:p>
      <text:p text:style-name="P8">-processador = realiza direto no hardware pequenas operações, operações primitivas </text:p>
      <text:p text:style-name="P8">-memória = armazena e recupera valores (operações de leitura e escrita)</text:p>
      <text:p text:style-name="P8">-entrada e saída = ligar o mundo exterior com o mundo interior do pc </text:p>
      <text:p text:style-name="P8"/>
      <text:p text:style-name="P8">a comunicação é feito por sinais elétricos (barramento)</text:p>
      <text:p text:style-name="P8"/>
      <text:p text:style-name="P9">tipos de barramento: </text:p>
      <text:p text:style-name="P9">-barramento de dados(BD)</text:p>
      <text:p text:style-name="P9">são bidirecionais, transportam bits de dados entre o processador e outro componente, vice-versa </text:p>
      <text:p text:style-name="P9"/>
      <text:p text:style-name="P9">-<text:span text:style-name="T6">barramento de endereços(BE)</text:span></text:p>
      <text:p text:style-name="P10">são unidirecionais, transportam bits de um endereço de acesso de memória ou de um dispositivo de E/S do processador para o controlador do barramento </text:p>
      <text:p text:style-name="P10"/>
      <text:p text:style-name="P10">-barramento de controle(BC)</text:p>
      <text:p text:style-name="P10"><text:soft-page-break/>possuem fios que enviam sinais específicos de controle e comunicação durante uma determinada operação </text:p>
      <text:p text:style-name="P10"/>
      <text:p text:style-name="P11">Estes 3 tipos de barramentos, são o total de pinos do processador, ou furos do soquete </text:p>
      <text:p text:style-name="P11"/>
      <text:p text:style-name="P11">processadores </text:p>
      <text:p text:style-name="P11">funções básicas de um processador </text:p>
      <text:p text:style-name="P11">-<text:span text:style-name="T7">executar diretamente pelo hardware, pequenas e simples(primitivas) operações </text:span></text:p>
      <text:p text:style-name="P12">operações aritméticas com 2 números </text:p>
      <text:p text:style-name="P12">mover um número(dado) de um local para o outro</text:p>
      <text:p text:style-name="P12">mover número(dado) de dispositivo de entrada ou de saída </text:p>
      <text:p text:style-name="P13">desviar a sequencia de controle</text:p>
      <text:p text:style-name="P13"/>
      <text:p text:style-name="P14">ciclo de instruções </text:p>
      <text:p text:style-name="P14">-conjunto de instruções = todas as possíveis instruções que podem ser interpretadas e executadas por um processador </text:p>
      <text:p text:style-name="P14"/>
      <text:p text:style-name="P14">ciclo de instrução = conjunto de instruções de máquina sequencialmente organizadas para a execução de um programa </text:p>
      <text:p text:style-name="P14"/>
      <text:p text:style-name="P14"/>
      <text:p text:style-name="P11"/>
      <text:p text:style-name="P11"/>
      <text:p text:style-name="P8"/>
      <text:p text:style-name="P8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4"/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5:17:47.595000000</meta:creation-date>
    <dc:date>2024-01-03T17:49:14.997000000</dc:date>
    <meta:editing-duration>PT2H31M20S</meta:editing-duration>
    <meta:editing-cycles>19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5" meta:word-count="392" meta:character-count="2646" meta:non-whitespace-character-count="2267"/>
  </office:meta>
</office:document-meta>
</file>